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Text_20_body_20_inden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Preformatted_20_Text">
      <style:paragraph-properties fo:margin-top="0in" fo:margin-bottom="0.1965in"/>
    </style:style>
    <style:style style:name="P11" style:family="paragraph" style:parent-style-name="Text_20_body" style:master-page-name="">
      <style:paragraph-properties fo:line-height="0.1575in" style:page-number="auto">
        <style:tab-stops/>
      </style:paragraph-properties>
      <style:text-properties style:font-name="Courier New1" fo:font-size="10pt" style:font-size-asian="10pt" style:font-size-complex="10pt"/>
    </style:style>
    <style:style style:name="T1" style:family="text">
      <style:text-properties style:font-name="Courier New1" fo:font-size="10pt" style:font-size-asian="10pt" style:font-size-complex="10pt"/>
    </style:style>
    <style:style style:name="T2" style:family="text">
      <style:text-properties style:font-name="Courier New1" fo:font-size="10pt" fo:font-weight="bold" style:font-size-asian="10pt" style:font-weight-asian="bold" style:font-size-complex="10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style:font-name="Courier new" fo:font-size="10pt" style:font-size-asian="10pt" style:font-size-complex="10pt"/>
    </style:style>
    <style:style style:name="T9" style:family="text">
      <style:text-properties style:font-name="Times New Roman"/>
    </style:style>
    <style:style style:name="T10" style:family="text">
      <style:text-properties style:font-name="Times New Roman" fo:font-size="10pt" style:font-size-asian="10pt" style:font-size-complex="10pt"/>
    </style:style>
    <style:style style:name="T11" style:family="text">
      <style:text-properties style:font-name="Times New Roman" fo:font-size="12pt" style:font-size-asian="12pt" style:font-size-complex="12pt"/>
    </style:style>
    <style:style style:name="T12" style:family="text">
      <style:text-properties style:font-name="Courier New1"/>
    </style:style>
    <style:style style:name="T13" style:family="text">
      <style:text-properties style:font-name="Courier New1" fo:font-size="10pt" style:font-size-asian="10pt" style:font-size-complex="10pt"/>
    </style:style>
    <style:style style:name="Sect1" style:family="section">
      <style:section-properties style:editable="false">
        <style:columns fo:column-count="1" fo:column-gap="0in"/>
      </style:section-properties>
    </style: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The hamsterdb Tutorial</text:p>
      <text:p text:style-name="P1">A Tutorial Book for hamsterdb.</text:p>
      <text:p text:style-name="P1"/>
      <text:p text:style-name="P1">Copyright © 2007 Christoph Rupp</text:p>
      <text:p text:style-name="P1"/>
      <text:p text:style-name="P1">Created on Friday, March 23, 2007</text:p>
      <text:p text:style-name="P1">Last update: <text:modification-date style:data-style-name="N5038">Wednesday, January 02, 2008</text:modification-date></text:p>
      <text:p text:style-name="P1"/>
      <text:p text:style-name="P1">This tutorial is a WORK IN PROGRESS. Do not consider it as a finished document.</text:p>
      <text:p text:style-name="P1"/>
      <text:p text:style-name="P1">Feedback and comments are always welcome. Please send them to <text:a xlink:type="simple" xlink:href="mailto:contact@hamsterdb.com">contact@hamsterdb.com</text:a>.</text:p>
      <text:p text:style-name="P1"/>
      <text:p text:style-name="P1">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5">Introduction<text:tab/>3</text:p>
          <text:p text:style-name="P6">What is hamsterdb?<text:tab/>3</text:p>
          <text:p text:style-name="P6">Material Covered<text:tab/>3</text:p>
          <text:p text:style-name="P6">Conventions Used in this Tutorial<text:tab/>3</text:p>
          <text:p text:style-name="P6">More Documentation on hamsterdb<text:tab/>3</text:p>
          <text:p text:style-name="P6">Obtaining the Most Recent Versions<text:tab/>3</text:p>
          <text:p text:style-name="P6">hamsterdb Licensing<text:tab/>4</text:p>
          <text:p text:style-name="P5">Getting Started<text:tab/>4</text:p>
          <text:p text:style-name="P6">Building for UNIX/POSIX systems<text:tab/>4</text:p>
          <text:p text:style-name="P6">Building for Microsoft Windows<text:tab/>4</text:p>
          <text:p text:style-name="P6">Porting hamsterdb to Other Platforms<text:tab/>4</text:p>
          <text:p text:style-name="P5">Creating a Database<text:tab/>5</text:p>
          <text:p text:style-name="P6">Creating an In-Memory Database<text:tab/>6</text:p>
          <text:p text:style-name="P6">Creating a Record Number Database<text:tab/>6</text:p>
          <text:p text:style-name="P5">Opening a Database<text:tab/>7</text:p>
          <text:p text:style-name="P5">Changing the Default Key Sorting<text:tab/>7</text:p>
          <text:p text:style-name="P5">Inserting Database Items<text:tab/>8</text:p>
          <text:p text:style-name="P5">Deleting Database Items<text:tab/>9</text:p>
          <text:p text:style-name="P5">Looking up Database Items<text:tab/>9</text:p>
          <text:p text:style-name="P5">Working with Database Cursors<text:tab/>10</text:p>
          <text:p text:style-name="P6">Creating a Database Cursor<text:tab/>10</text:p>
          <text:p text:style-name="P6">Moving Database Cursors<text:tab/>11</text:p>
          <text:p text:style-name="P6">Inserting Database Items with Cursors<text:tab/>12</text:p>
          <text:p text:style-name="P6">Looking up Database Items with Cursors<text:tab/>12</text:p>
          <text:p text:style-name="P6">Overwriting Database Items with Cursors<text:tab/>13</text:p>
          <text:p text:style-name="P6">Deleting Database Items with Cursors<text:tab/>13</text:p>
          <text:p text:style-name="P6">Cloning a Database Cursor<text:tab/>13</text:p>
          <text:p text:style-name="P6">Closing a Database Cursor<text:tab/>13</text:p>
          <text:p text:style-name="P5">Closing a Database<text:tab/>13</text:p>
          <text:p text:style-name="P5">Working with Database Environments<text:tab/>14</text:p>
          <text:p text:style-name="P6">Creating a new Environment<text:tab/>14</text:p>
          <text:p text:style-name="P7">Creating In-Memory Environments<text:tab/>15</text:p>
          <text:p text:style-name="P6">Opening an Environment<text:tab/>15</text:p>
          <text:p text:style-name="P6">Creating a Database in an Environment<text:tab/>16</text:p>
          <text:p text:style-name="P6">Opening a Database in an Environment<text:tab/>16</text:p>
          <text:p text:style-name="P6">Renaming a Database in an Environment<text:tab/>16</text:p>
          <text:p text:style-name="P6">Removing a Database from an Environment<text:tab/>17</text:p>
          <text:p text:style-name="P6">Closing an Environment<text:tab/>17</text:p>
          <text:p text:style-name="P5">Working with Duplicate Keys<text:tab/>17</text:p>
          <text:p text:style-name="P6">Enabling Duplicate Keys<text:tab/>17</text:p>
          <text:p text:style-name="P6">Inserting Duplicate Keys<text:tab/>17</text:p>
          <text:p text:style-name="P6">Traversing Duplicate Keys<text:tab/>18</text:p>
          <text:p text:style-name="P6">Replacing Duplicate Keys<text:tab/>18</text:p>
          <text:p text:style-name="P6">Get the Number of Duplicate Keys<text:tab/>18</text:p>
          <text:p text:style-name="P6">Deleting Duplicate Keys<text:tab/>19</text:p>
          <text:p text:style-name="P5">The C++ API<text:tab/>19</text:p>
          <text:p text:style-name="P5">Appendix I: The GNU General Public License 2.0<text:tab/>20</text:p>
          <text:p text:style-name="P5">Appendix II: The GNU General Public License 3.0<text:tab/>24</text:p>
          <text:p text:style-name="P5">Appendix III: The GNU Free Documentation License<text:tab/>35</text:p>
        </text:index-body>
      </text:table-of-content>
      <text:p text:style-name="P1"/>
      <text:h text:style-name="P4" text:outline-level="1">Introduction</text:h>
      <text:h text:style-name="Heading_20_2" text:outline-level="2">What is hamsterdb?</text:h>
      <text:p text:style-name="P1">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1">This document applies to hamsterdb version 1.0.0.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1">In this text, a variety of conventions are used to explain the material. Certain typographical and display elements are used for this purpose.</text:p>
      <text:p text:style-name="P1">Any C/C++ code that is included directly in the text is displayed as: <text:span text:style-name="T1">int i = 5</text:span>. </text:p>
      <text:p text:style-name="P1">Any operating system commands discussed in the text are displayed as: <text:span text:style-name="T3">make install</text:span>. </text:p>
      <text:p text:style-name="P1">Operating system files that are discussed directly in the text are displayed as: <text:span text:style-name="T3">file.txt</text:span>. </text:p>
      <text:p text:style-name="P1">When a technical term of particular importance is first introduced and discussed, it appears in bold font, as: <text:span text:style-name="T4">an important term</text:span>.</text:p>
      <text:p text:style-name="P1">Although the programming examples and declarations usually are C code, the author sometimes uses the C++ comment operator <text:span text:style-name="T1">//</text:span> as an abbreviation.</text:p>
      <text:p text:style-name="P1">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1">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3">hamsterdb.h</text:span>, part of the hamsterdb source.</text:p>
      <text:h text:style-name="Heading_20_2" text:outline-level="2">Obtaining the Most Recent Versions</text:h>
      <text:p text:style-name="P1">This tutorial is always under development. The most recent version of this document, of the hamsterdb library and the hamsterdb API documentation can be found at <text:a xlink:type="simple" xlink:href="http://www.hamsterdb.com/">http://www.hamsterdb.com</text:a>.</text:p>
      <text:h text:style-name="Heading_20_2" text:outline-level="2"><text:soft-page-break/>hamsterdb Licensing</text:h>
      <text:p text:style-name="P1">hamsterdb is an open source library licensed under the GNU General Public License (GPL) 2.0 or 3.0. If you download the hamsterdb source files, the GPL licenses can be found in the file <text:span text:style-name="T3">COPYING.GPL2 </text:span><text:span text:style-name="T5">or</text:span><text:span text:style-name="T3">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1">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1">hamsterdb is written in ANSI-C and thus can be compiled on nearly every available C compiler. </text:p>
      <text:h text:style-name="Heading_20_2" text:outline-level="2">Building for UNIX/POSIX systems</text:h>
      <text:p text:style-name="P1">hamsterdb uses the GNU autotools for the build process, therefore compiling and installing is as simple as it can get. After downloading the sources, unpack them with the following command:</text:p>
      <text:p text:style-name="P1">$<text:span text:style-name="T3"> tar -zxvf hamsterdb-v.v.v.tar.gz</text:span></text:p>
      <text:p text:style-name="P1">This command creates a subdirectory hamsterdb-v.v.v with all sources. Change to this directory:</text:p>
      <text:p text:style-name="P1">$ <text:span text:style-name="T3">cd hamsterdb-v.v.v</text:span></text:p>
      <text:p text:style-name="P1">Now run <text:span text:style-name="T3">./configure, make</text:span> and <text:span text:style-name="T3">make install</text:span> to build and install the libraries and header files. Please note that you usually need root privileges to install the header files and libraries. Also note that you can change the compiler settings by adding flags to <text:span text:style-name="T3">./configure</text:span>; run .<text:span text:style-name="T3">/configure --help</text:span> for a list of all available options.</text:p>
      <text:p text:style-name="P1">$ <text:span text:style-name="T3">./configure</text:span></text:p>
      <text:p text:style-name="P1">$ <text:span text:style-name="T3">make</text:span></text:p>
      <text:p text:style-name="P1">Now become root:</text:p>
      <text:p text:style-name="P1">$ <text:span text:style-name="T3">su</text:span></text:p>
      <text:p text:style-name="P1">$ <text:span text:style-name="T3">make install</text:span></text:p>
      <text:h text:style-name="Heading_20_2" text:outline-level="2">Building for Microsoft Windows</text:h>
      <text:p text:style-name="P1">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1">Additionally, you can download prebuilt libraries for Win32 from <text:a xlink:type="simple" xlink:href="http://www.hamsterdb.com/?page=download">http://www.hamsterdb.com/?page=download</text:a>.</text:p>
      <text:p text:style-name="P1">To compile hamsterdb, unpack the hamsterdb sources and open the Solution file in Visual Studio 8. It can be found in the subdirectory <text:span text:style-name="T3">win32</text:span>. It contains several projects: some examples, the <text:span text:style-name="T4">dll</text:span> project (to build a dynamic library) and the <text:span text:style-name="T4">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text:soft-page-break/>Porting hamsterdb to Other Platforms</text:h>
      <text:p text:style-name="P1">Compiling hamsterdb without the provided autoconf or Visual Studio files is easy. There are a few preprocessor macros which are mandatory, and some others which are optional. They are described in the <text:span text:style-name="T3">README</text:span> file of the hamsterdb source distribution.</text:p>
      <text:p text:style-name="P1">If you want to port hamsterdb to another operating system or hardware platform, you will most likely have to make some modifications. All operating system-specific functions are declared in <text:span text:style-name="T3">src/os.h</text:span> and defined in either <text:span text:style-name="T3">src/os_win32.c</text:span> or <text:span text:style-name="T3">src/os_posix.c</text:span>. Please get in touch with the author of hamsterdb to get help with these topics.</text:p>
      <text:h text:style-name="Heading_20_1" text:outline-level="1">Creating a Database</text:h>
      <text:p text:style-name="P1">The API of hamsterdb is simple to use. In this example, we create a new Database and later insert some values, look them up and then delete them again. </text:p>
      <text:p text:style-name="P1">If you directly want to look at some example code, then the sample <text:span text:style-name="T3">samples/db1.c</text:span> (or <text:span text:style-name="T3">samples/db6.cpp</text:span>, if you prefer C++) could be interesting for you.</text:p>
      <text:p text:style-name="P1">Creating a new Database is a two-step process. First, we have to allocate a Database handle with <text:span text:style-name="T2">ham_new</text:span>. Secondly, we use this handle to create a Database file with <text:span text:style-name="T2">ham_create</text:span>. The functions are declared in <text:span text:style-name="T3">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1"><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1">The <text:span text:style-name="T1">mode</text:span> specifies the file access rights for the newly created file. On Linux and Unix, they are the same parameter as you would give <text:span text:style-name="T3">chmod</text:span> to change the access rights. If you do not know what to specify, an (octal) 0664 might be ok for you - this gives read/write-rights to your own user and all users in the same group, and read-only rights to anyone else. </text:p>
      <text:p text:style-name="P1">On Microsoft Windows, the <text:span text:style-name="T1">mode</text:span> parameter is ignored.</text:p>
      <text:p text:style-name="P1"><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3">include/ham/hamsterdb.h</text:span>):</text:p>
      <text:p text:style-name="Sourcecode">typedef struct<text:line-break/>{<text:line-break/> <text:s text:c="3"/>ham_u32_t name;<text:line-break/> <text:s text:c="3"/>ham_u64_t value;<text:line-break/>} ham_parameter_t;</text:p>
      <text:p text:style-name="Text_20_body"><text:soft-page-break/>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1">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4">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1">If the call to <text:span text:style-name="T1">ham_new</text:span> was successful, the variable <text:span text:style-name="T1">db</text:span> will hold a valid Database handle. This handle can be used to open or create Databases.</text:p>
      <text:p text:style-name="P1">In the sample code, the <text:span text:style-name="T1">flags</text:span> parameter is 0; no flags are specified. To get a list of all available flags, either see the <text:span text:style-name="T3">hamsterdb.h</text:span> header file or the API documentation at <text:a xlink:type="simple" xlink:href="http://www.hamsterdb.com/?page=doc">http://www.hamsterdb.com/?page=doc</text:a>.</text:p>
      <text:h text:style-name="Heading_20_2" text:outline-level="2">Creating an In-Memory Database</text:h>
      <text:p text:style-name="P1">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1">Nevertheless, because of the speed advantage, In-Memory Databases are great for temporary, small Databases.</text:p>
      <text:p text:style-name="P1">To create an In-Memory Database, call <text:span text:style-name="T1">ham_create</text:span> with the flag <text:span text:style-name="T2">HAM_IN_MEMORY_DB</text:span>.</text:p>
      <text:p text:style-name="P1">Since In-Memory Databases are not written to disk, the <text:span text:style-name="T1">filename</text:span>-parameter is ignored and can be set to <text:span text:style-name="T1">NULL</text:span>. Also, note that the cache size (which can be specified with <text:span text:style-name="T1">ham_create_ex</text:span>) must be 0, and the flag <text:span text:style-name="T1">HAM_CACHE_STRICT</text:span> is forbidden.</text:p>
      <text:p text:style-name="P1"><text:soft-page-break/>Here is a small snippet to create an In-Memory Database:</text:p>
      <text:p text:style-name="Sourcecode">if ((st=ham_create(db, NULL, <text:span text:style-name="T4">HAM_IN_MEMORY_DB</text:span>, 0))!=HAM_SUCCESS) {<text:line-break/> <text:s text:c="3"/>printf(“ham_create failed: %d (%s)\n“, st, ham_strerror(st));<text:line-break/> <text:s text:c="3"/>exit(-1);<text:line-break/>}</text:p>
      <text:h text:style-name="Heading_20_2" text:outline-level="2">Creating a Record Number Database</text:h>
      <text:p text:style-name="P1">Record Number Databases automatically assign keys in ascending order to newly inserted Database items. This can be compared to the “auto-increment“ column in an SQL database. The first item to be inserted gets the key “1“, the second gets “2“, the third “3“ etc. </text:p>
      <text:p text:style-name="P1">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3">samples/db4.c</text:span> demonstrates the use of Record Number Databases.</text:p>
      <text:p text:style-name="P1">To create a Record Number Database, call <text:span text:style-name="T1">ham_create</text:span> with the flag <text:span text:style-name="T2">HAM_RECORD_NUMBER</text:span>.</text:p>
      <text:p text:style-name="P1">Here is a small snippet to create a Record Number Database:</text:p>
      <text:p text:style-name="Sourcecode">if ((st=ham_create(db, NULL, <text:span text:style-name="T4">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2">HAM_READ_ONLY</text:span>. This flag opens the Database for read-only access, and all write modifications (inserting or deleting items) fail with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text:soft-page-break/>write a callback function and register this function with <text:span text:style-name="T2">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3">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2" text:outline-level="2"><text:soft-page-break/>The Prefix Comparison Function</text:h>
      <text:p text:style-name="Text_20_body">If the comparison function is overwritten, it might be necessary to also change the prefix comparison function.</text:p>
      <text:p text:style-name="Text_20_body">The prefix comparison function is always called when one (or both) keys are extended keys, but are loaded only partially.</text:p>
      <text:p text:style-name="Text_20_body">Extended keys are keys which do not fit into the B+Tree index, and therefore are allocated from an overflow area. A key is always an extended key, if its key size is greater than the key size from the index – which is 21 by default, but can be overwritten with the parameter <text:span text:style-name="T1">HAM_PARAM_KEYSIZE</text:span> in <text:span text:style-name="T1">ham_create_ex</text:span>.</text:p>
      <text:p text:style-name="Text_20_body">The default prefix comparison function is based on <text:span text:style-name="T1">memcmp</text:span>; To completely remove this function, call <text:span text:style-name="T1">ham_set_prefix_compare_func</text:span> and set the function pointer to <text:span text:style-name="T1">NULL</text:span>:</text:p>
      <text:p text:style-name="Sourcecode">ham_set_prefix_compare_func(db, NULL);</text:p>
      <text:p text:style-name="Text_20_body">You can also overwrite this function to specify your own prefix comparison. For details, see the documentation of <text:span text:style-name="T1">ham_prefix_compare_func</text:span> in <text:span text:style-name="T3">include/ham/types.h</text:span>.</text:p>
      <text:h text:style-name="Heading_20_1" text:outline-level="1">Inserting Database Items</text:h>
      <text:p text:style-name="Text_20_body">Unlike a relational database management system (RDBMS), hamsterdb does not know about the layout of your keys or records. In a RDBMS, the type of a column is specified in the SQL statement which creates the colum. For hamsterdb, a key and a record are just two byte arrays of variable length.</text:p>
      <text:p text:style-name="Text_20_body">For inserting such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text:soft-page-break/>Deleting Database Items</text:h>
      <text:p text:style-name="Text_20_body">The API function <text:span text:style-name="T1">ham_erase</text:span> deletes a Database item. It receives four parameters, of which two (<text:span text:style-name="T1">reserved</text:span> and <text:span text:style-name="T1">flags</text:span>)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text:span text:style-name="T1">reserved</text:span> and <text:span text:style-name="T1">flags</text:span>) are always set to <text:span text:style-name="T1">NULL</text:span>. The third parameter (<text:span text:style-name="T1">key</text:span>)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3"/>printf(“ham_find failed: %d (%s)\n“, st, ham_strerror(st));<text:line-break/> <text:s text:c="3"/>exit(-1);<text:line-break/>}</text:p>
      <text:p text:style-name="Text_20_body">If you followed the tutorial, <text:span text:style-name="T1">ham_find </text:span><text:span text:style-name="T7">returns error </text:span><text:span text:style-name="T1">HAM_KEY_NOT_FOUND</text:span><text:span text:style-name="T7">, because we deleted the </text:span><text:soft-page-break/><text:span text:style-name="T7">key „color“ in the previous chapter. If you did NOT delete the key,</text:span><text:span text:style-name="T1"> record.data</text:span> will now point to the string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4">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 it creates a Cursor which can operate on the Database <text:span text:style-name="T1">db</text:span>:<text:tab/></text:p>
      <text:p text:style-name="Sourcecode"><text:span text:style-name="T4">ham_cursor_t *cursor;</text:span><text:line-break/><text:span text:style-name="T6">ham_status_t st;</text:span></text:p>
      <text:p text:style-name="Sourcecode"><text:span text:style-name="T4">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ext:soft-page-break/>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 Since the record of each item is not used, it is not retrieved.</text:p>
      <text:p text:style-name="Sourcecode"><text:span text:style-name="T6">ham_cursor_t *cursor;</text:span><text:line-break/><text:span text:style-name="T6">ham_status_t st;<text:line-break/>ham_key_t key;</text:span></text:p>
      <text:p text:style-name="Sourcecode"><text:span text:style-name="T6">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4">ham_key_t key;<text:line-break/>ham_record_t record;</text:span><text:line-break/><text:span text:style-name="T6">ham_status_t st;</text:span></text:p>
      <text:p text:style-name="P9"><text:soft-page-break/>memset(&amp;key, 0, sizeof(key));<text:line-break/>key.data=“hello“;<text:line-break/>key.size=5;<text:line-break/><text:line-break/>memset(&amp;record, 0, sizeof(record));<text:line-break/>record.data=“world“;<text:line-break/>record.size=6;</text:p>
      <text:p text:style-name="Sourcecode"><text:span text:style-name="T4">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4">ham_key_t key;<text:line-break/>ham_record_t record;</text:span><text:line-break/><text:span text:style-name="T6">ham_status_t st;</text:span></text:p>
      <text:p text:style-name="Sourcecode"><text:span text:style-name="T6">memset(&amp;key, 0, sizeof(key));<text:line-break/>key.data=“hello“;<text:line-break/>key.size=5;<text:line-break/><text:line-break/>memset(&amp;record, 0, sizeof(record));<text:line-break/><text:line-break/></text:span><text:span text:style-name="T4">if ((st=ham_cursor_insert(cursor, &amp;key, &amp;record, 0)))</text:span><text:line-break/> <text:s text:c="3"/>// ...<text:line-break/><text:span text:style-name="T4">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overwrite(ham_cursor_t *cursor, ham_record_t *record, <text:line-break/> <text:s text:c="15"/>ham_u32_t flags);</text:p>
      <text:p text:style-name="Standard">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oft-page-break/><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p text:style-name="Standard"/>
      <text:p text:style-name="Standard">If the delete operation was successful, the Cursor will be uninitialized and not point to any item at all.</text:p>
      <text:h text:style-name="Heading_20_2" text:outline-level="2">Cloning a Database Cursor</text:h>
      <text:p text:style-name="Text_20_body">hamsterdb provides a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Text_20_body">Currently, one flag is supported: <text:span text:style-name="T1">HAM_AUTO_CLEANUP</text:span> automatically closes all open Cursors of this Database. Otherwise you have to call <text:span text:style-name="T1">ham_cursor_close</text:span> on each opened Cursor<text:span text:style-name="T7"> to avoid memory leaks.</text:span></text:p>
      <text:p text:style-name="P9">ham_status_t <text:line-break/>ham_close(ham_db_t *db, ham_u32_t flags);</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p text:style-name="Standard">The following snippet closes the Database, and automatically closes all open Cursors. Then it deletes the Database handle, to avoid memory leaks.</text:p>
      <text:p text:style-name="P9"><text:span text:style-name="T4">if ((st=ham_close(db, HAM_AUTO_CLEANUP))) {</text:span><text:line-break/> <text:s text:c="3"/><text:span text:style-name="T4">printf(“ham_close failed: %d (%s)\n“, st, ham_strerror(st));<text:line-break/> <text:s text:c="3"/>exit(-1);<text:line-break/>}</text:span></text:p>
      <text:p text:style-name="P8">ham_delete(db);</text:p>
      <text:h text:style-name="Heading_20_1" text:outline-level="1"><text:soft-page-break/>Working with Database Environments</text:h>
      <text:p text:style-name="Text_20_body">Sometimes, it's practical to have several Databases in one physical file. It makes backing up easier, because only one file has to be copied. Databases that belong together, can be grouped to one physical file, and the file system does not ge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3">samples/env1.c </text:span><text:span text:style-name="T5">(and</text:span><text:span text:style-name="T3"> samples/env3.cpp</text:span><text:span text:style-name="T5"> if you prefer 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3">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oft-page-break/><text:s text:c="4"/><text:span text:style-name="T4">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s not possible to delete existing Databases from an Environment (with <text:span text:style-name="T1">ham_env_erase_db</text:span>), and you cannot open existing Databases - as soon as you close the Database, it is gone and there's no way to restore it.</text:p>
      <text:p text:style-name="Text_20_body">To create an In-Memory Environment, call <text:span text:style-name="T1">ham_env_create</text:span> with the flag <text:span text:style-name="T1">HAM_IN_MEMORY_DB</text:span>. Since In-Memory Databases are not written to disk, the <text:span text:style-name="T1">filename</text:span>-parameter is ignored and can be <text:span text:style-name="T1">NULL</text:span>. Also, note that the cache size (which can be specified with <text:span text:style-name="T1">ham_env_create_ex</text:span>) must be <text:span text:style-name="T1">0</text:span>, and the flag <text:span text:style-name="T1">HAM_CACHE_STRICT</text:span>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text:soft-page-break/>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3">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p text:style-name="Text_20_body">You can not open the same Database multiple times. If you call <text:span text:style-name="T8">ham_env_open_db</text:span> with a Database name which was already opened, status code <text:span text:style-name="T8">HAM_DATABASE_ALREADY_OPEN</text:span> is returned.</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text:soft-page-break/>ham_status_t<text:line-break/>ham_env_rename_db(ham_env_t *env, ham_u16_t oldname,<text:line-break/> <text:s text:c="15"/>ham_u16_t newname, ham_u32_t flags);</text:p>
      <text:p text:style-name="P1">No error occurs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It is not possible to call this function on an In-Memory Environment. For In-Memory Environments, it is sufficient to just close the Database with <text:span text:style-name="T1">ham_close</text:span>. This will immediately free all allocated memory block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Text_20_body">Currently, one flag is supported: <text:span text:style-name="T1">HAM_AUTO_CLEANUP</text:span> automatically closes all open Databases (and their Cursors) of this Environment. Otherwise you have to call <text:span text:style-name="T1">ham_close</text:span> for each opened Database, to avoid memory leaks.</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8">st=ham_env_close(env, HAM_AUTO_CLEANUP);<text:line-break/>if (st!=HAM_SUCCESS) {<text:line-break/> <text:s text:c="3"/>printf(“ham_env_close failed: %d (%s)\n“, st, ham_strerror(st));<text:line-break/> <text:s text:c="3"/>exit(-1);<text:line-break/>}</text:p>
      <text:p text:style-name="P8">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samples/env2.c demonstrates how to use duplicate keys to map between customers and orders. </text:p>
      <text:p text:style-name="Text_20_body">The following section gives an overview of how to use duplicate keys.</text:p>
      <text:h text:style-name="Heading_20_2" text:outline-level="2"><text:soft-page-break/>Enabling Duplicate Keys</text:h>
      <text:p text:style-name="Text_20_body">Duplicate keys have to be enabled when the Database is created with <text:span text:style-name="T1">ham_create</text:span>, <text:span text:style-name="T1">ham_create_ex</text:span> or <text:span text:style-name="T1">ham_env_create_db</text:span>. The flag is called <text:span text:style-name="T1">HAM_ENABLE_DUPLICATES</text:span>. </text:p>
      <text:p text:style-name="P8"><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1">HAM_ENABLE_DUPLICATES</text:span>, inserting a duplicate key will return <text:span text:style-name="T1">HAM_INV_PARAMETER</text:span>.</text:p>
      <text:h text:style-name="Heading_20_2" text:outline-level="2">Inserting Duplicate Keys</text:h>
      <text:p text:style-name="Text_20_body">To insert a duplicate key, call <text:span text:style-name="T1">ham_insert</text:span> or <text:span text:style-name="T1">ham_cursor_insert</text:span> with the flag <text:span text:style-name="T1">HAM_DUPLICATE</text:span>. If you do not specify this flag, and the key already exists, the status <text:span text:style-name="T1">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1">HAM_DUPLICATE_INSERT_BEFORE</text:span>, <text:span text:style-name="T1">HAM_DUPLICATE_INSERT_AFTER</text:span>, <text:span text:style-name="T1">HAM_DUPLICATE_INSERT_FIRST</text:span> or <text:span text:style-name="T1">HAM_DUPLICATE_INSERT_LAST</text:span> to <text:span text:style-name="T1">ham_cursor_insert</text:span>. The default is <text:span text:style-name="T1">HAM_DUPLICATE_INSERT_LAST</text:span>, which is also the behaviour of <text:span text:style-name="T1">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8"><text:s text:c="4"/>if ((st=ham_insert(db, NULL, &amp;key, &amp;record,<text:line-break/> <text:s text:c="11"/>HAM_DUPLICATE))!=HAM_SUCCESS) {<text:line-break/> <text:s text:c="7"/>printf(“ham_insert failed: %d (%s)\n“, st, ham_strerror(st));<text:line-break/> <text:s text:c="7"/>exit(-1);<text:line-break/> <text:s text:c="3"/>}<text:line-break/><text:span text:style-name="T6">}</text:span></text:p>
      <text:h text:style-name="Heading_20_2" text:outline-level="2">Traversing Duplicate Keys</text:h>
      <text:p text:style-name="Text_20_body">Duplicate keys and their records can only be traversed with a Cursor; <text:span text:style-name="T1">ham_find</text:span> always returns the first duplicate record. </text:p>
      <text:p text:style-name="Text_20_body">The default behaviour of <text:span text:style-name="T1">ham_cursor_move</text:span> is to traverse also all duplicate keys. However, duplicate keys can be ommitted by specifying the flag <text:span text:style-name="T1">HAM_SKIP_DUPLICATES</text:span>, and the Cursor can be forced to only walk through duplicates with the flag <text:span text:style-name="T1">HAM_ONLY_DUPLICATES</text:span> (in this case, <text:span text:style-name="T1">ham_cursor_move</text:span> returns <text:span text:style-name="T1">HAM_KEY_NOT_FOUND</text:span> if the last record is reached).</text:p>
      <text:p text:style-name="Text_20_body">The following snippet moves a Cursor to the first duplicate with the key „numbers“, and then <text:soft-page-break/>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8">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Replacing Duplicate Keys</text:h>
      <text:p text:style-name="Text_20_body">The records of a duplicate key can be overwritten with <text:span text:style-name="T1">ham_cursor_overwrite</text:span>. There's no difference in overwriting a record of a duplicate key or of a non-duplicate key. If <text:span text:style-name="T1">ham_insert</text:span> is used with the flag <text:span text:style-name="T1">HAM_OVERWRITE</text:span>, the first duplicate record is overwritten.</text:p>
      <text:h text:style-name="Heading_20_2" text:outline-level="2">Get the Number of Duplicate Keys</text:h>
      <text:p text:style-name="Text_20_body">You can always check the number of duplicate keys with <text:span text:style-name="T1">ham_cursor_get_duplicate_count</text:span>. Move a Cursor to the key (either with <text:span text:style-name="T1">ham_cursor_find</text:span> or <text:span text:style-name="T1">ham_cursor_move</text:span>), and call <text:span text:style-name="T1">ham_cursor_get_duplicate_count</text:span>. If a key does not have duplicates, <text:span text:style-name="T1">ham_cursor_count</text:span> will return 1 in its <text:span text:style-name="T1">count</text:span> parameter. Otherwise it returns the number of duplicate keys.</text:p>
      <text:p text:style-name="Sourcecode">ham_status_t<text:line-break/>ham_cursor_get_duplicate_count(ham_cursor_t *cursor,<text:line-break/> <text:s text:c="10"/>ham_size_t *count, <text:line-break/> <text:s text:c="10"/>ham_u32_t flags);<text:line-break/></text:p>
      <text:p text:style-name="Standard">Here is an example which prints the number of duplicate keys of the item identified by „numbers“:</text:p>
      <text:p text:style-name="Sourcecode"><text:span text:style-name="T4">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8">if ((st=ham_cursor_get_duplicate_count(cursor, &amp;count, 0))!=HAM_SUCCESS)<text:line-break/> <text:s text:c="3"/>// ...<text:line-break/>printf(„'numbers' has %d duplicate keys\n“, count);</text:p>
      <text:h text:style-name="Heading_20_2" text:outline-level="2">Deleting Duplicate Keys</text:h>
      <text:p text:style-name="Text_20_body">In this case, <text:span text:style-name="T1">ham_erase</text:span> and <text:span text:style-name="T1">ham_cursor_erase</text:span> behave differently. <text:span text:style-name="T1">ham_erase</text:span> deletes the key and all duplicate records at once. <text:span text:style-name="T1">ham_cursor_erase</text:span> only deletes the duplicate at which it points. </text:p>
      <text:p text:style-name="P9"><text:soft-page-break/>if ((st=ham_cursor_erase(cursor, 0))!=HAM_SUCCESS)<text:line-break/> <text:s text:c="3"/>// ...</text:p>
      <text:h text:style-name="Heading_20_1" text:outline-level="1">The C++ API</text:h>
      <text:p text:style-name="Text_20_body">hamsterdb also provides a C++ wrapper class for C++ developers. You can use it with including <text:span text:style-name="T1">&lt;ham/hamsterdb.hpp&gt;</text:span>. All classes are in the namespace <text:span text:style-name="T1">ham</text:span>:</text:p>
      <text:p text:style-name="Sourcecode">#include &lt;ham/hamsterdb.hpp&gt;<text:line-break/>using namespace ham;</text:p>
      <text:p text:style-name="Standard">Each C++ class and method usually wraps one single call to the C API. Therefore, the C++ API is only documented if the behaviour differs from its C counterpart.</text:p>
      <text:p text:style-name="Standard"/>
      <text:p text:style-name="Text_20_body">Currently, there are two samples which use the C++ API: <text:span text:style-name="T3">samples/db6.cpp</text:span> and <text:span text:style-name="T3">samples/env3.cpp</text:span>.</text:p>
      <text:h text:style-name="Heading_20_1" text:outline-level="1">Troubleshooting</text:h>
      <text:p text:style-name="Text_20_body">hamsterdb gives you the best troubleshooting available – the source code. If you compile hamsterdb in Debug mode (i.e. with <text:span text:style-name="T1">./configure --enable-debug</text:span>), you can always use a debugger to step into the functions. </text:p>
      <text:p text:style-name="Text_20_body">But there's another way which may give good hints about hamsterdb internals, and even works in Release mode: the debug messages. They are printed to stderr not only when a hamsterdb function encounters a serious error (i.e. when writing to the file, or when 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8">void<text:line-break/>my_own_error_handler(int level, const char *message)<text:line-break/>{<text:line-break/> <text:s text:c="3"/>printf(„level %d: %s\n“, level, message);<text:line-break/>}<text:line-break/><text:line-break/>ham_set_errhandler(my_own_error_handler);</text:p>
      <text:p text:style-name="Standard">If you now call a hamsterdb function with an invalid combination of flags or other invalid parameters, you will see a message printed on stdout.</text:p>
      <text:h text:style-name="P4" text:outline-level="1">Appendix I: The GNU General Public License 2.0</text:h>
      <text:p text:style-name="P11"><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text:soft-page-break/></text:p>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text:soft-page-break/>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oft-page-break/><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text:soft-page-break/>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0"><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text:soft-page-break/>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text:soft-page-break/>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text:soft-page-break/>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oft-page-break/><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oft-page-break/><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ext:soft-page-break/>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text:soft-page-break/>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text:soft-page-break/>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text:soft-page-break/>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text:soft-page-break/>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ext:soft-page-break/>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text:soft-page-break/>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text:soft-page-break/></text:p>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oft-page-break/><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text:soft-page-break/>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text:soft-page-break/>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0">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0.5902in" fo:margin-right="0in" fo:margin-top="0.1575in" fo:margin-bottom="0.0827in" fo:text-indent="0in" style:auto-text-indent="false" style:page-number="auto"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Christoph Rupp</meta:initial-creator>
    <meta:creation-date>2007-03-27T20:03:29</meta:creation-date>
    <dc:date>2008-01-02T21:27:29</dc:date>
    <meta:editing-cycles>57</meta:editing-cycles>
    <meta:editing-duration>PT5H39M51S</meta:editing-duration>
    <meta:user-defined meta:name="Info 1"/>
    <meta:user-defined meta:name="Info 2"/>
    <meta:user-defined meta:name="Info 3"/>
    <meta:user-defined meta:name="Info 4"/>
    <meta:document-statistic meta:table-count="0" meta:image-count="0" meta:object-count="0" meta:page-count="42" meta:paragraph-count="1461" meta:word-count="18955" meta:character-count="112975"/>
  </office:meta>
</office:document-meta>
</file>